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ssertion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sertionGui.clearGu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ssertionGui.showScopeSettings( AbstractScopedAssertion asser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Assertion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sertionGui.createScop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ssertionGui.saveScopeSettings( AbstractScopedAssertion asser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